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top="0cm" fo:margin-bottom="0cm" table:align="center" style:writing-mode="lr-tb"/>
    </style:style>
    <style:style style:name="Table1.A" style:family="table-column">
      <style:table-column-properties style:column-width="2.244cm"/>
    </style:style>
    <style:style style:name="Table1.B" style:family="table-column">
      <style:table-column-properties style:column-width="0.979cm"/>
    </style:style>
    <style:style style:name="Table1.C" style:family="table-column">
      <style:table-column-properties style:column-width="6.449cm"/>
    </style:style>
    <style:style style:name="Table1.D" style:family="table-column">
      <style:table-column-properties style:column-width="4.434cm"/>
    </style:style>
    <style:style style:name="Table1.E" style:family="table-column">
      <style:table-column-properties style:column-width="2.404cm"/>
    </style:style>
    <style:style style:name="Table1.1" style:family="table-row">
      <style:table-row-properties style:min-row-height="0.404cm" fo:keep-together="auto"/>
    </style:style>
    <style:style style:name="Table1.A1" style:family="table-cell">
      <style:table-cell-properties style:vertical-align="middle" fo:padding-left="0cm" fo:padding-right="0.152cm" fo:padding-top="0.025cm" fo:padding-bottom="0.025cm" fo:border="none"/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1.C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3" style:family="table-cell">
      <style:table-cell-properties style:vertical-align="middle" fo:background-color="#f3f3f3" fo:padding-left="0.152cm" fo:padding-right="0.152cm" fo:padding-top="0.025cm" fo:padding-bottom="0.025cm" fo:border="0.5pt solid #c0c0c0">
        <style:background-image/>
      </style:table-cell-properties>
    </style:style>
    <style:style style:name="Table1.C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1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1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1.A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D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E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D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E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" style:family="table">
      <style:table-properties style:width="16.542cm" fo:margin-top="0cm" fo:margin-bottom="0cm" fo:break-before="page" table:align="center" style:writing-mode="lr-tb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6.973cm"/>
    </style:style>
    <style:style style:name="Table2.C" style:family="table-column">
      <style:table-column-properties style:column-width="4.433cm"/>
    </style:style>
    <style:style style:name="Table2.D" style:family="table-column">
      <style:table-column-properties style:column-width="2.438cm"/>
    </style:style>
    <style:style style:name="Table2.1" style:family="table-row">
      <style:table-row-properties style:min-row-height="0.203cm" fo:keep-together="auto"/>
    </style:style>
    <style:style style:name="Table2.A1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/>
    </style:style>
    <style:style style:name="Table2.2" style:family="table-row">
      <style:table-row-properties style:min-row-height="0.635cm" fo:keep-together="auto"/>
    </style:style>
    <style:style style:name="Table2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2.B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B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6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A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9" style:family="table-row">
      <style:table-row-properties style:min-row-height="1.445cm" fo:keep-together="auto"/>
    </style:style>
    <style:style style:name="Table2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B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11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B1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A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18" style:family="table-row">
      <style:table-row-properties style:min-row-height="1.614cm" fo:keep-together="auto"/>
    </style:style>
    <style:style style:name="Table2.A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ef54" officeooo:paragraph-rsid="0001ef54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01ef54" officeooo:paragraph-rsid="0001ef54"/>
    </style:style>
    <style:style style:name="P4" style:family="paragraph" style:parent-style-name="Standard">
      <style:text-properties fo:language="fr" fo:country="FR" officeooo:paragraph-rsid="0001ef54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paragraph-rsid="000380ea"/>
    </style:style>
    <style:style style:name="P7" style:family="paragraph" style:parent-style-name="Standard">
      <style:text-properties fo:language="fr" fo:country="FR" officeooo:rsid="000380ea" officeooo:paragraph-rsid="000380ea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0380ea" officeooo:paragraph-rsid="000380ea"/>
    </style:style>
    <style:style style:name="P9" style:family="paragraph" style:parent-style-name="Standard">
      <style:text-properties fo:language="fr" fo:country="FR" officeooo:rsid="000384c1" officeooo:paragraph-rsid="000384c1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0384c1" officeooo:paragraph-rsid="000384c1"/>
    </style:style>
    <style:style style:name="P11" style:family="paragraph" style:parent-style-name="Standard">
      <style:text-properties fo:language="fr" fo:country="FR" officeooo:rsid="00039b55" officeooo:paragraph-rsid="00039b55"/>
    </style:style>
    <style:style style:name="P12" style:family="paragraph" style:parent-style-name="Standard">
      <style:text-properties fo:language="fr" fo:country="FR" officeooo:rsid="0004a924" officeooo:paragraph-rsid="0004a924"/>
    </style:style>
    <style:style style:name="P13" style:family="paragraph" style:parent-style-name="Heading_20_2">
      <style:text-properties fo:language="fr" fo:country="FR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Footer">
      <style:text-properties fo:language="fr" fo:country="FR"/>
    </style:style>
    <style:style style:name="P17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1ef54"/>
    </style:style>
    <style:style style:name="T4" style:family="text">
      <style:text-properties style:font-name="Cambria" fo:language="fr" fo:country="FR"/>
    </style:style>
    <style:style style:name="T5" style:family="text">
      <style:text-properties style:font-name="Cambria" fo:language="fr" fo:country="FR" officeooo:rsid="000380ea"/>
    </style:style>
    <style:style style:name="T6" style:family="text">
      <style:text-properties officeooo:rsid="0001ef54"/>
    </style:style>
    <style:style style:name="T7" style:family="text">
      <style:text-properties officeooo:rsid="000384c1"/>
    </style:style>
    <style:style style:name="T8" style:family="text">
      <style:text-properties officeooo:rsid="00039b55"/>
    </style:style>
    <style:style style:name="T9" style:family="text">
      <style:text-properties officeooo:rsid="0004a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Compte rendu de réun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All_20_Caps_20_Heading"><text:span text:style-name="T2">Réunion organisée par</text:span></text:p>
          </table:table-cell>
          <table:covered-table-cell/>
          <table:table-cell table:style-name="Table1.C2" table:number-columns-spanned="3" office:value-type="string">
            <text:p text:style-name="P2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Type de réunion</text:span></text:p>
          </table:table-cell>
          <table:covered-table-cell/>
          <table:table-cell table:style-name="Table1.C3" table:number-columns-spanned="3" office:value-type="string">
            <text:p text:style-name="P2">Mise au point et avancement du projet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Animateur</text:span></text:p>
          </table:table-cell>
          <table:covered-table-cell/>
          <table:table-cell table:style-name="Table1.C4" table:number-columns-spanned="3" office:value-type="string">
            <text:p text:style-name="P2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Secrétaire</text:span></text:p>
          </table:table-cell>
          <table:covered-table-cell/>
          <table:table-cell table:style-name="Table1.C5" table:number-columns-spanned="3" office:value-type="string">
            <text:p text:style-name="P2">Monsieur CORNUAU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Participants</text:span></text:p>
          </table:table-cell>
          <table:covered-table-cell/>
          <table:table-cell table:style-name="Table1.C6" table:number-columns-spanned="3" office:value-type="string">
            <text:p text:style-name="P2">Monsieur CORNUAU Yann, Monsieur CARON Dylan, Monsieur ESCLASSAN Cyril, Monsieur DESBARATS Thibaut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h text:style-name="P13" text:outline-level="2"><text:bookmark-start text:name="MinuteTopic"/></text:h>
            <text:h text:style-name="Heading_20_2" text:outline-level="2"><text:span text:style-name="T2">Rubriques à l'ordre du jour</text:span><text:bookmark-end text:name="MinuteTopic"/></text:h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 text:name="MinuteItems"/><text:bookmark-start text:name="MinuteDiscussion"/><text:span text:style-name="T2">Discussion</text:span><text:bookmark-end text:name="MinuteDiscussion"/></text:p>
          </table:table-cell>
          <table:table-cell table:style-name="Table1.B8" table:number-columns-spanned="4" office:value-type="string">
            <text:p text:style-name="P2">Utilisation du logiciel ANDROID Studio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5" office:value-type="string">
            <text:p text:style-name="P1">- <text:span text:style-name="T6">Impossibilité d'utiliser la virtualisation ANDROID sur une machine virtuell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5" office:value-type="string">
            <text:p text:style-name="P1">- <text:span text:style-name="T6">Non connaissances du langage à utiliser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-start text:name="MinuteConclusion"/><text:span text:style-name="T2">Conclusions</text:span><text:bookmark-end text:name="MinuteConclusion"/></text:p>
          </table:table-cell>
          <table:table-cell table:style-name="Table1.B11" table:number-columns-spanned="4" office:value-type="string">
            <text:p text:style-name="P2">Utilisation d'un logiciel inconnu jusqu'ici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2" table:number-columns-spanned="5" office:value-type="string">
            <text:p text:style-name="P4"><text:span text:style-name="T6">- Nécessité de matériels supplémentair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3" table:number-columns-spanned="5" office:value-type="string">
            <text:p text:style-name="P2">- S'informer sur le langage à utili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All_20_Caps_20_Heading"><text:bookmark-start text:name="MinuteActionItems"/><text:span text:style-name="T2">Mesures à prendre</text:span><text:bookmark-end text:name="MinuteActionItems"/></text:p>
          </table:table-cell>
          <table:covered-table-cell/>
          <table:covered-table-cell/>
          <table:table-cell table:style-name="Table1.A2" office:value-type="string">
            <text:p text:style-name="All_20_Caps_20_Heading"><text:bookmark-start text:name="MinutePersonResponsible"/><text:span text:style-name="T2">Personne responsable</text:span><text:bookmark-end text:name="MinutePersonResponsible"/></text:p>
          </table:table-cell>
          <table:table-cell table:style-name="Table1.A2" office:value-type="string">
            <text:p text:style-name="All_20_Caps_20_Heading"><text:bookmark-start text:name="MinuteDeadline"/><text:span text:style-name="T2">Délai à respecter</text:span><text:bookmark-end text:name="MinuteDeadline"/></text:p>
          </table:table-cell>
        </table:table-row>
        <table:table-row table:style-name="Table1.2">
          <table:table-cell table:style-name="Table1.A15" table:number-columns-spanned="3" office:value-type="string">
            <text:p text:style-name="P2">Recherche de documentation sur ''ANDROID Studio'' sur le WEB.</text:p>
          </table:table-cell>
          <table:covered-table-cell/>
          <table:covered-table-cell/>
          <table:table-cell table:style-name="Table1.D15" office:value-type="string">
            <text:p text:style-name="P3">DESBARATS Thibaut</text:p>
          </table:table-cell>
          <table:table-cell table:style-name="Table1.E15" office:value-type="string">
            <text:p text:style-name="P5">/</text:p>
          </table:table-cell>
        </table:table-row>
        <table:table-row table:style-name="Table1.2">
          <table:table-cell table:style-name="Table1.A16" table:number-columns-spanned="3" office:value-type="string">
            <text:p text:style-name="P2">Mise en place d'un poste supplémentaire et re-installation d'un OS ainsi que de ANDROID STUDIO.</text:p>
          </table:table-cell>
          <table:covered-table-cell/>
          <table:covered-table-cell/>
          <table:table-cell table:style-name="Table1.D16" office:value-type="string">
            <text:p text:style-name="P3">DESBARATS Thibaut</text:p>
          </table:table-cell>
          <table:table-cell table:style-name="Table1.E16" office:value-type="string">
            <text:p text:style-name="P5">/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All_20_Caps_20_Heading"><text:bookmark text:name="MinuteAdditional"/><text:span text:style-name="T2">Discussion</text:span></text:p>
          </table:table-cell>
          <table:table-cell table:style-name="Table2.B2" table:number-columns-spanned="3" office:value-type="string">
            <text:p text:style-name="P2">Réalisation de la documentation nécessaire au projet</text:p>
          </table:table-cell>
          <table:covered-table-cell/>
          <table:covered-table-cell/>
        </table:table-row>
        <table:table-row table:style-name="Table2.2">
          <table:table-cell table:style-name="Table2.A3" table:number-columns-spanned="4" office:value-type="string">
            <text:p text:style-name="P1">- <text:span text:style-name="T6">Précision de la documentation attendus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All_20_Caps_20_Heading"><text:span text:style-name="T2">Conclusions</text:span></text:p>
          </table:table-cell>
          <table:table-cell table:style-name="Table2.B4" table:number-columns-spanned="3" office:value-type="string">
            <text:p text:style-name="P2">Manque de documents</text:p>
          </table:table-cell>
          <table:covered-table-cell/>
          <table:covered-table-cell/>
        </table:table-row>
        <table:table-row table:style-name="Table2.2">
          <table:table-cell table:style-name="Table2.A5" table:number-columns-spanned="4" office:value-type="string">
            <text:p text:style-name="P1"><text:span text:style-name="T6">- Difficultés à la réalisation des différents diagrammes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6" table:number-columns-spanned="4" office:value-type="string">
            <text:p text:style-name="P1">- <text:span text:style-name="T6">Réalisation d'une mauvaise documentation, pas nécessaire au projet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2" office:value-type="string">
            <text:p text:style-name="All_20_Caps_20_Heading"><text:span text:style-name="T2">Personne responsable</text:span></text:p>
          </table:table-cell>
          <table:table-cell table:style-name="Table2.A2" office:value-type="string">
            <text:p text:style-name="All_20_Caps_20_Heading"><text:span text:style-name="T2">Délai à respecter</text:span></text:p>
          </table:table-cell>
        </table:table-row>
        <table:table-row table:style-name="Table2.2">
          <table:table-cell table:style-name="Table2.A8" table:number-columns-spanned="2" office:value-type="string">
            <text:p text:style-name="P7">Mise en évidence de la documentation réélement attendue.</text:p>
          </table:table-cell>
          <table:covered-table-cell/>
          <table:table-cell table:style-name="Table2.C8" office:value-type="string">
            <text:p text:style-name="P8">Monsieur CORNUAU Yann</text:p>
          </table:table-cell>
          <table:table-cell table:style-name="Table2.D8" office:value-type="string">
            <text:p text:style-name="P5">/</text:p>
          </table:table-cell>
        </table:table-row>
        <table:table-row table:style-name="Table2.9">
          <table:table-cell table:style-name="Table2.A9" table:number-columns-spanned="2" office:value-type="string">
            <text:p text:style-name="P7">Recherches de documentation à la réalisation des différents diagrammes sur Visual Paradigm.</text:p>
          </table:table-cell>
          <table:covered-table-cell/>
          <table:table-cell table:style-name="Table2.C9" office:value-type="string">
            <text:p text:style-name="P8">Monsieur CORNUAU Yann</text:p>
          </table:table-cell>
          <table:table-cell table:style-name="Table2.D9" office:value-type="string">
            <text:p text:style-name="P6">/</text:p>
          </table:table-cell>
        </table:table-row>
        <table:table-row table:style-name="Table2.2">
          <table:table-cell table:style-name="Table2.A2" office:value-type="string">
            <text:p text:style-name="All_20_Caps_20_Heading"><text:span text:style-name="T2">Discussion</text:span></text:p>
          </table:table-cell>
          <table:table-cell table:style-name="Table2.B10" table:number-columns-spanned="3" office:value-type="string">
            <text:p text:style-name="P9">Récupération et décomposition de la trame</text:p>
          </table:table-cell>
          <table:covered-table-cell/>
          <table:covered-table-cell/>
        </table:table-row>
        <table:table-row table:style-name="Table2.2">
          <table:table-cell table:style-name="Table2.A11" table:number-columns-spanned="4" office:value-type="string">
            <text:p text:style-name="P1">- <text:span text:style-name="T7">Décomposition par identifiant de la trame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2" table:number-columns-spanned="4" office:value-type="string">
            <text:p text:style-name="P1">- <text:span text:style-name="T7">Récupération d'une trame décomposée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All_20_Caps_20_Heading"><text:span text:style-name="T2">Conclusions</text:span></text:p>
          </table:table-cell>
          <table:table-cell table:style-name="Table2.B1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2">
          <table:table-cell table:style-name="Table2.A14" table:number-columns-spanned="4" office:value-type="string">
            <text:p text:style-name="P1">- <text:span text:style-name="T7">Trame pas décomposée pour le moment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5" table:number-columns-spanned="4" office:value-type="string">
            <text:p text:style-name="P1">- <text:span text:style-name="T8">Seule la trame brute est récupérée.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2" office:value-type="string">
            <text:p text:style-name="All_20_Caps_20_Heading"><text:span text:style-name="T2">Personne responsable</text:span></text:p>
          </table:table-cell>
          <table:table-cell table:style-name="Table2.A2" office:value-type="string">
            <text:p text:style-name="All_20_Caps_20_Heading"><text:span text:style-name="T2">Délai à respecter</text:span></text:p>
          </table:table-cell>
        </table:table-row>
        <table:table-row table:style-name="Table2.2">
          <table:table-cell table:style-name="Table2.A17" table:number-columns-spanned="2" office:value-type="string">
            <text:p text:style-name="P11">Modification du code afin de recevoir la trame décomposée (sous forme d'un tableau <text:span text:style-name="T9">JSON</text:span> par exemple).</text:p>
          </table:table-cell>
          <table:covered-table-cell/>
          <table:table-cell table:style-name="Table2.C17" office:value-type="string">
            <text:p text:style-name="P10">Monsieur ESCLASSAN Cyril </text:p>
          </table:table-cell>
          <table:table-cell table:style-name="Table2.D17" office:value-type="string">
            <text:p text:style-name="P5">/</text:p>
          </table:table-cell>
        </table:table-row>
        <table:table-row table:style-name="Table2.18">
          <table:table-cell table:style-name="Table2.A18" table:number-columns-spanned="2" office:value-type="string">
            <text:p text:style-name="P12">Mettre dans un format particulier (sous forme d'un tableau JSON) afin de distinguer chaque élément de la trame.</text:p>
          </table:table-cell>
          <table:covered-table-cell/>
          <table:table-cell table:style-name="Table2.C18" office:value-type="string">
            <text:p text:style-name="P10">Monsieur CARON Dylan</text:p>
          </table:table-cell>
          <table:table-cell table:style-name="Table2.D18" office:value-type="string">
            <text:p text:style-name="P5">/</text:p>
          </table:table-cell>
        </table:table-row>
      </table:table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All_20_Caps_20_Heading" style:display-name="All Caps Heading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808080" style:font-name="Tahoma" fo:font-family="Tahoma" style:font-family-generic="roman" style:font-pitch="variable" fo:font-size="7pt" fo:letter-spacing="0.007cm" fo:font-weight="bold" style:font-size-asian="7pt" style:font-weight-asian="bold" style:font-name-complex="Tahoma1" style:font-family-complex="Tahoma" style:font-family-generic-complex="system" style:font-pitch-complex="variable" style:font-size-complex="7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01ef54"/>
    </style:style>
    <style:style style:name="MT3" style:family="text">
      <style:text-properties style:font-name="Cambria" fo:language="fr" fo:country="FR"/>
    </style:style>
    <style:style style:name="MT4" style:family="text">
      <style:text-properties style:font-name="Cambria" fo:language="fr" fo:country="FR" officeooo:rsid="000380e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</text:span><text:span text:style-name="MT2">EWTS-rt</text:span><text:span text:style-name="MT1"><text:line-break/></text:span><text:span text:style-name="MT2">14/03/2016</text:span></text:p>
      </style:header>
      <style:footer>
        <text:p text:style-name="MP2"><text:span text:style-name="MT3">Compte rendu de réunion<text:tab/></text:span><text:span text:style-name="MT4">CORNUAU Yann</text:span><text:span text:style-name="MT3"><text:tab/>Page </text:span><text:span text:style-name="MT3"><text:page-number text:select-page="current">1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au </meta:initial-creator>
    <dc:creator>Cornuau </dc:creator>
    <meta:editing-cycles>4</meta:editing-cycles>
    <meta:creation-date>2016-03-17T17:48:38.024187434</meta:creation-date>
    <dc:date>2016-03-17T18:43:28.906608796</dc:date>
    <meta:editing-duration>PT9M25S</meta:editing-duration>
    <meta:generator>LibreOffice/4.4.7.2$Linux_X86_64 LibreOffice_project/40m0$Build-2</meta:generator>
    <meta:document-statistic meta:table-count="2" meta:image-count="0" meta:object-count="0" meta:page-count="2" meta:paragraph-count="63" meta:word-count="291" meta:character-count="1969" meta:non-whitespace-character-count="1739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mdModifications" xlink:href=""/>
  </office:meta>
</office:document-meta>
</file>